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2.05cm" fo:min-width="3.6cm" fo:padding-top="0.175cm" fo:padding-bottom="0.175cm" fo:padding-left="0.3cm" fo:padding-right="0.3cm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4.2cm" svg:height="2.4cm" svg:x="3.1cm" svg:y="1.19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cm" svg:y1="0cm" svg:x2="1.7cm" svg:y2="1.5cm">
          <text:p/>
        </draw:line>
        <draw:line draw:style-name="gr2" draw:text-style-name="P2" draw:layer="layout" svg:x1="2.5cm" svg:y1="1.5cm" svg:x2="4.2cm" svg:y2="0cm">
          <text:p/>
        </draw:line>
        <draw:path draw:style-name="gr2" draw:text-style-name="P2" draw:layer="layout" svg:width="0.565cm" svg:height="0.565cm" draw:transform="rotate (-0.785398163397448) translate (2.1cm 1.1cm)" svg:viewBox="0 0 566 566" svg:d="M0 566c566 0 566-566 566-566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.2cm" fo:page-height="2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5T13:18:48.457667649</meta:creation-date>
    <dc:date>2018-05-05T20:32:59.818150362</dc:date>
    <meta:editing-duration>PT4H23M29S</meta:editing-duration>
    <meta:editing-cycles>5</meta:editing-cycles>
    <meta:generator>LibreOffice/5.1.6.2$Linux_X86_64 LibreOffice_project/10m0$Build-2</meta:generator>
    <meta:document-statistic meta:object-count="4"/>
  </office:meta>
</office:document-meta>
</file>